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config;</text:span></text:p>
      <text:p text:style-name="P1"><text:span text:style-name="T1"/></text:p>
      <text:p text:style-name="P1"><text:span text:style-name="T1">import java.io.IOException;</text:span></text:p>
      <text:p text:style-name="P1"><text:span text:style-name="T1">import javax.servlet.Filter;</text:span></text:p>
      <text:p text:style-name="P1"><text:span text:style-name="T1">import javax.servlet.FilterChain;</text:span></text:p>
      <text:p text:style-name="P1"><text:span text:style-name="T1">import javax.servlet.FilterConfig;</text:span></text:p>
      <text:p text:style-name="P1"><text:span text:style-name="T1">import javax.servlet.ServletException;</text:span></text:p>
      <text:p text:style-name="P1"><text:span text:style-name="T1">import javax.servlet.ServletRequest;</text:span></text:p>
      <text:p text:style-name="P1"><text:span text:style-name="T1">import javax.servlet.ServletResponse;</text:span></text:p>
      <text:p text:style-name="P1"><text:span text:style-name="T1">import javax.servlet.http.HttpServletRequest;</text:span></text:p>
      <text:p text:style-name="P1"><text:span text:style-name="T1">import javax.servlet.http.HttpServletResponse;</text:span></text:p>
      <text:p text:style-name="P1"><text:span text:style-name="T1">import org.slf4j.Logger;</text:span></text:p>
      <text:p text:style-name="P1"><text:span text:style-name="T1">import org.slf4j.LoggerFactory;</text:span></text:p>
      <text:p text:style-name="P1"><text:span text:style-name="T1">import org.springframework.stereotype.Component;</text:span></text:p>
      <text:p text:style-name="P1"><text:span text:style-name="T1"/></text:p>
      <text:p text:style-name="P1"><text:span text:style-name="T1">@Component</text:span></text:p>
      <text:p text:style-name="P1"><text:span text:style-name="T1">public class SimpleCORSFilter implements Filter {</text:span></text:p>
      <text:p text:style-name="P1"><text:span text:style-name="T1"/></text:p>
      <text:p text:style-name="P1"><text:span text:style-name="T1">private final Logger log = LoggerFactory.getLogger(SimpleCORSFilter.class);</text:span></text:p>
      <text:p text:style-name="P1"><text:span text:style-name="T1"/></text:p>
      <text:p text:style-name="P1"><text:span text:style-name="T1">public SimpleCORSFilter() {</text:span></text:p>
      <text:p text:style-name="P1"><text:span text:style-name="T1"><text:s text:c="4"/>log.info("SimpleCORSFilter init");</text:span></text:p>
      <text:p text:style-name="P1"><text:span text:style-name="T1">}</text:span></text:p>
      <text:p text:style-name="P1"><text:span text:style-name="T1"/></text:p>
      <text:p text:style-name="P1"><text:span text:style-name="T1">@Override</text:span></text:p>
      <text:p text:style-name="P1"><text:span text:style-name="T1">public void doFilter(ServletRequest req, ServletResponse res, FilterChain chain) throws IOException, ServletException {</text:span></text:p>
      <text:p text:style-name="P1"><text:span text:style-name="T1"/></text:p>
      <text:p text:style-name="P1"><text:span text:style-name="T1"><text:s text:c="4"/>HttpServletRequest request = (HttpServletRequest) req;</text:span></text:p>
      <text:p text:style-name="P1"><text:span text:style-name="T1"><text:s text:c="4"/>HttpServletResponse response = (HttpServletResponse) res;</text:span></text:p>
      <text:p text:style-name="P1"><text:span text:style-name="T1"/></text:p>
      <text:p text:style-name="P1"><text:span text:style-name="T1"><text:s text:c="4"/>response.setHeader("Access-Control-Allow-Origin", request.getHeader("Origin"));</text:span></text:p>
      <text:p text:style-name="P1"><text:span text:style-name="T1"><text:s text:c="4"/>response.setHeader("Access-Control-Allow-Credentials", "true");</text:span></text:p>
      <text:p text:style-name="P1"><text:span text:style-name="T1"><text:s text:c="4"/>response.setHeader("Access-Control-Allow-Methods", "POST, GET, OPTIONS, DELETE, PUT");</text:span></text:p>
      <text:p text:style-name="P1"><text:span text:style-name="T1"><text:s text:c="4"/>response.setHeader("Access-Control-Max-Age", "3600");</text:span></text:p>
      <text:p text:style-name="P1"><text:span text:style-name="T1"><text:s text:c="4"/>response.setHeader("Access-Control-Allow-Headers", "Content-Type, Accept, X-Requested-With, remember-me");</text:span></text:p>
      <text:p text:style-name="P1"><text:span text:style-name="T1"/></text:p>
      <text:p text:style-name="P1"><text:span text:style-name="T1"><text:s text:c="4"/>chain.doFilter(req, res);</text:span></text:p>
      <text:p text:style-name="P1"><text:span text:style-name="T1">}</text:span></text:p>
      <text:p text:style-name="P1"><text:span text:style-name="T1"/></text:p>
      <text:p text:style-name="P1"><text:span text:style-name="T1">@Override</text:span></text:p>
      <text:p text:style-name="P1"><text:span text:style-name="T1">public void init(FilterConfig filterConfig) {</text:span></text:p>
      <text:p text:style-name="P1"><text:span text:style-name="T1">}</text:span></text:p>
      <text:p text:style-name="P1"><text:span text:style-name="T1"/></text:p>
      <text:p text:style-name="P1"><text:span text:style-name="T1">@Override</text:span></text:p>
      <text:p text:style-name="P1"><text:span text:style-name="T1">public void destroy() {</text:span></text:p>
      <text:p text:style-name="P1"><text:span text:style-name="T1">}</text:span></text:p>
      <text:p text:style-name="P1"><text:span text:style-name="T1"/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